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5" style:family="paragraph" style:parent-style-name="Standard">
      <style:paragraph-properties fo:margin-top="0in" fo:margin-bottom="0in" fo:line-height="100%" fo:text-align="start" style:justify-single-word="false"/>
      <style:text-properties fo:color="#3b3d40" fo:font-size="10.5pt"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3" style:family="text">
      <style:text-properties fo:font-variant="normal" fo:text-transform="none" fo:color="#000000" fo:letter-spacing="normal" fo:language="en" fo:country="US" fo:font-style="normal" fo:font-weight="normal" style:font-name-asian="Georgia" style:language-asian="none" style:country-asian="none" style:font-name-complex="Georgia" style:language-complex="none" style:country-complex="none"/>
    </style:style>
    <style:style style:name="T4" style:family="text">
      <style:text-properties fo:font-variant="normal" fo:text-transform="none" style:font-name="Georgia" fo:letter-spacing="normal" fo:font-style="normal"/>
    </style:style>
    <style:style style:name="T5" style:family="text">
      <style:text-properties fo:font-variant="normal" fo:text-transform="none" style:font-name="Georgia" fo:letter-spacing="normal" fo:font-style="normal" fo:font-weight="bold" style:font-weight-asian="bold" style:font-weight-complex="bold"/>
    </style:style>
    <style:style style:name="T6" style:family="text">
      <style:text-properties fo:color="#000000"/>
    </style:style>
    <style:style style:name="T7" style:family="text">
      <style:text-properties fo:color="#000000" fo:language="zxx" fo:country="none" style:font-name-asian="Georgia" style:language-asian="zxx" style:country-asian="none" style:font-weight-asian="normal" style:font-name-complex="Georgia" style:language-complex="zxx"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olish Faces in the Crowd</text:p>
      <text:p text:style-name="P1"><text:span text:style-name="T1">Read:</text:span> Matthew 25:1-13</text:p>
      <text:p text:style-name="P1"><text:span text:style-name="T1">Text:</text:span> <text:span text:style-name="T2">Matthew 9:38 “Pray ye therefore the Lord of the harvest, that he will send forth </text:span><text:span text:style-name="T3">laborers</text:span><text:span text:style-name="T2"> into his harvest.”</text:span></text:p>
      <text:p text:style-name="P3"><text:span text:style-name="T1">Introduction:</text:span> <text:s/>I want you to look at this story in a different way than you may have looked at it in the past. <text:s/>It is normal to read a story and only see the details that are in black and white. <text:s/>I remember an old TV show where the detective was known for the phrase: “Just the facts, Ma'am, just the facts.” <text:s/>I'd like to look just a little beyond the facts of this story.</text:p>
      <text:p text:style-name="P3"/>
      <text:p text:style-name="P3"><text:span text:style-name="T1">The location to be focused on:</text:span> Jesus is describing what the kingdom of heaven is like. <text:s/>Most of us read this story focused on a wedding feast here on earth but Jesus begins this discourse telling us it is an analogy to entering into the kingdom of heaven. <text:s/>With this in mind; the possession of oil for the lamps becomes far more critical than just an inconvenience. <text:s/>This story is regarding the entrance into our eternal abode.</text:p>
      <text:p text:style-name="P3"/>
      <text:p text:style-name="P3"><text:span text:style-name="T1">The main character to be focused on:</text:span> The main event would be meaningless without the main character. <text:s/>The Bridegroom is the main character and not the 10 virgins. <text:s/>This is a story about who is able to enter in to the kingdom of heaven with the Bridegroom. <text:s/>Yes it specifically deals with the difference between the wise and the foolish virgins but without the Bridegroom there would be no need for this story to be told. <text:s/>You can miss any other event and it may be a disappointment but miss the wed-ding of the Bridegroom and the church and the consequences are dire.</text:p>
      <text:p text:style-name="P3"/>
      <text:p text:style-name="P3"><text:span text:style-name="T1">The only items needed for the event:</text:span> These virgins only needed two things to be granted admission to the wedding. <text:s/>They did not need to be wealthy. <text:s/>They did not need to be attractive. <text:s/>They did not need to have friends in high places. <text:s/>All they needed was a lamp with the fuel to keep it lit. <text:s/>At first, all of them seemed to be qualified for they were virgins, their lamps were lit and producing light. <text:s/></text:p>
      <text:p text:style-name="P3"><text:s text:c="2"/>The lamps are a direct reference to the life through we allow our light to shine forth. <text:s/>The oil is the fuel that keeps our lamps/life shining. <text:s/>Now it is a simple thing to say that we can't run out of Jesus but we certainly can and sometimes do allow our lamps to go dim as a result of failure to refuel through our prayer and Bible time.</text:p>
      <text:p text:style-name="P3"/>
      <text:p text:style-name="P3"><text:span text:style-name="T1">The difference between the two groups:</text:span> One group was prepared for a long night and the other was prepared for a quick turn around. <text:s/>You and I both know of some who used to be on fire for the Lord but it is no longer true. <text:s/>They still lay claim to the title of Christian but it is not evi-dent in the life that they are living. <text:s/>Too many people respond to the altar call sincerely hoping to be relieved from their burden of sin but there is little commitment for any elongated labor or waiting for the Lord.</text:p>
      <text:p text:style-name="P3"/>
      <text:p text:style-name="P3"><text:span text:style-name="T1">The arrival of the Bridegroom:</text:span> As they all slept a shout went up:</text:p>
      <text:p text:style-name="P3"><text:s/>“<text:span text:style-name="T7">Behold, the Bridegroom cometh; go ye out to meet him." <text:s/>As they arose from sleep there was a hurried attempt to light their lamps but the foolish virgins found out that you can't light a lamp unless you have fuel and they didn't.</text:span></text:p>
      <text:p text:style-name="P3"><text:span text:style-name="T7"><text:s text:c="2"/>"Give us some oil." they demanded of the wise virgins. <text:s/>It was not to be for they couldn't risk running out themselves. <text:s/>Oh if we could provide salvation for someone else then all of our friends and family would be saved for sure but this is a picture of how one enters the kingdom of heaven and thet is only done by each individual developing a personal <text:s/>relationship with Jesus. <text:s/>No one can do it for you.</text:span></text:p>
      <text:p text:style-name="P3"/>
      <text:p text:style-name="P5"><text:span text:style-name="T5">The messages to be learned:</text:span><text:span text:style-name="T4"> Be prepared for the arrival of the Bride-groom at all times. <text:s/>(2) You can't get this oil from another person...it must come from God's oil supply. <text:s/>The story is told of D. L. Moody returning to his hotel room after a night of preaching. <text:s/>He is approached by an obviously drunk man who recognizes him and says: “Hey there preacher, I'm one of your converts.” <text:s/>The man with D.L. Moody chuckled and asked: “Well, what do you think of that?” D. L. Moody responded: “He must be one of mine for he certainly hasn't been converted by Jesus.”</text:span></text:p>
      <text:p text:style-name="P4"/>
      <text:p text:style-name="P3"><text:span text:style-name="T1">Conclude:</text:span><text:span text:style-name="T6"> I want to close this out a little differently today. <text:s/>Let me ask you: “Do you know any foolish virgins? <text:s/>Is there a face that comes to mind when we talk about some who profess but it is doubtful if they possess a relationship with Jesus?” <text:s/>I'd like for you to put a face on the foolish virgins that you need to pray for this week. <text:s/>Let's make a commitment to pray fervently for those who need to fill up their vessels that we are aquainted with.</text:span></text:p>
      <text:p text:style-name="P3"><text:span text:style-name="T6"><text:s text:c="2"/>Please stand with me for praye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22-08-12T15:44:20.75</dc:date>
    <meta:editing-duration>P1DT5H24M20S</meta:editing-duration>
    <meta:generator>OpenOffice/4.1.3$Win32 OpenOffice.org_project/413m1$Build-9783</meta:generator>
    <meta:printed-by>Joel Tice</meta:printed-by>
    <meta:print-date>2022-08-12T15:43:52.46</meta:print-date>
    <meta:document-statistic meta:table-count="0" meta:image-count="0" meta:object-count="0" meta:page-count="1" meta:paragraph-count="15" meta:word-count="858" meta:character-count="4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